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.39pt"/>
    </style:style>
    <style:style style:name="co2" style:family="table-column">
      <style:table-column-properties fo:break-before="auto" style:column-width="97.31pt"/>
    </style:style>
    <style:style style:name="co3" style:family="table-column">
      <style:table-column-properties fo:break-before="auto" style:column-width="69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1">
      <style:table-cell-properties fo:border="0.06pt solid #000000"/>
    </style:style>
    <style:style style:name="ce7" style:family="table-cell" style:parent-style-name="Default" style:data-style-name="N101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1"/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5" office:value-type="string" calcext:value-type="string">
            <text:p>Cost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salary</text:p>
          </table:table-cell>
          <table:table-cell table:style-name="ce2" office:value-type="string" calcext:value-type="string">
            <text:p>2 yrs. * $60k per yr.</text:p>
          </table:table-cell>
          <table:table-cell table:style-name="ce6" table:formula="of:=2*60000" office:value-type="currency" office:currency="USD" office:value="120000" calcext:value-type="currency">
            <text:p>$120,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efits (social security, medicare, health care)</text:p>
          </table:table-cell>
          <table:table-cell table:style-name="ce2" office:value-type="string" calcext:value-type="string">
            <text:p>18% * salary</text:p>
          </table:table-cell>
          <table:table-cell table:style-name="ce6" table:formula="of:=0.18*[.C2]" office:value-type="currency" office:currency="USD" office:value="21600" calcext:value-type="currency">
            <text:p>$21,6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location expenses (incoming)</text:p>
          </table:table-cell>
          <table:table-cell table:style-name="ce2"/>
          <table:table-cell table:style-name="ce6" office:value-type="currency" office:currency="USD" office:value="6000" calcext:value-type="currency">
            <text:p>$6,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location expenses (outgoing)</text:p>
          </table:table-cell>
          <table:table-cell table:style-name="ce2"/>
          <table:table-cell table:style-name="ce6" office:value-type="currency" office:currency="USD" office:value="5000" calcext:value-type="currency">
            <text:p>$5,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p to Palau</text:p>
          </table:table-cell>
          <table:table-cell table:style-name="ce2"/>
          <table:table-cell table:style-name="ce6" office:value-type="currency" office:currency="USD" office:value="6298" calcext:value-type="currency">
            <text:p>$6,2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TOTAL</text:p>
          </table:table-cell>
          <table:table-cell table:style-name="ce4"/>
          <table:table-cell table:style-name="ce7" table:formula="of:=SUM([.C2:.C6])" office:value-type="currency" office:currency="USD" office:value="158898" calcext:value-type="currency">
            <text:p>$158,898</text:p>
          </table:table-cell>
          <table:table-cell table:style-name="ce10" table:number-columns-repeated="1021"/>
        </table:table-row>
        <table:table-row table:style-name="ro1">
          <table:table-cell table:style-name="ce2" office:value-type="string" calcext:value-type="string">
            <text:p>administrative costs</text:p>
          </table:table-cell>
          <table:table-cell table:style-name="ce2" office:value-type="string" calcext:value-type="string">
            <text:p>10% of total</text:p>
          </table:table-cell>
          <table:table-cell table:style-name="ce6" table:formula="of:=(0.1*[.C7])/0.9" office:value-type="currency" office:currency="USD" office:value="17655.3333333333" calcext:value-type="currency">
            <text:p>$17,6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4"/>
          <table:table-cell table:style-name="ce7" table:formula="of:=[.C7]+[.C8]" office:value-type="currency" office:currency="USD" office:value="176553.333333333" calcext:value-type="currency">
            <text:p>$176,553</text:p>
          </table:table-cell>
          <table:table-cell table:style-name="ce10"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5:02:52.086137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7:12:45.182549884</meta:creation-date>
    <dc:date>2017-06-29T08:54:05.565567718</dc:date>
    <meta:editing-duration>P1DT2H44M36S</meta:editing-duration>
    <meta:editing-cycles>5</meta:editing-cycles>
    <meta:generator>LibreOffice/5.1.6.2$Linux_X86_64 LibreOffice_project/10m0$Build-2</meta:generator>
    <meta:document-statistic meta:table-count="1" meta:cell-count="22" meta:object-count="0"/>
  </office:meta>
</office:document-meta>
</file>